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fo:font-weight="bold" officeooo:rsid="00180a85" officeooo:paragraph-rsid="00180a85" style:font-weight-asian="bold" style:font-weight-complex="bold"/>
    </style:style>
    <style:style style:name="P2" style:family="paragraph" style:parent-style-name="Text_20_body">
      <style:text-properties fo:font-weight="bold" officeooo:rsid="00180a85" officeooo:paragraph-rsid="0022649a" style:font-weight-asian="bold" style:font-weight-complex="bold"/>
    </style:style>
    <style:style style:name="P3" style:family="paragraph" style:parent-style-name="Text_20_body">
      <style:text-properties fo:font-weight="bold" officeooo:rsid="00180a85" officeooo:paragraph-rsid="002463f2" style:font-weight-asian="bold" style:font-weight-complex="bold"/>
    </style:style>
    <style:style style:name="P4" style:family="paragraph" style:parent-style-name="Text_20_body">
      <style:text-properties fo:font-weight="bold" officeooo:rsid="00180a85" officeooo:paragraph-rsid="002b2a09" style:font-weight-asian="bold" style:font-weight-complex="bold"/>
    </style:style>
    <style:style style:name="P5" style:family="paragraph" style:parent-style-name="Text_20_body">
      <style:text-properties fo:font-weight="bold" officeooo:rsid="00180a85" officeooo:paragraph-rsid="002c58e0" style:font-weight-asian="bold" style:font-weight-complex="bold"/>
    </style:style>
    <style:style style:name="P6" style:family="paragraph" style:parent-style-name="Text_20_body">
      <style:text-properties fo:font-weight="bold" officeooo:rsid="00180a85" officeooo:paragraph-rsid="002c5a7d" style:font-weight-asian="bold" style:font-weight-complex="bold"/>
    </style:style>
    <style:style style:name="P7" style:family="paragraph" style:parent-style-name="Text_20_body">
      <style:text-properties fo:font-weight="bold" officeooo:rsid="00180a85" officeooo:paragraph-rsid="003830e6" style:font-weight-asian="bold" style:font-weight-complex="bold"/>
    </style:style>
    <style:style style:name="P8" style:family="paragraph" style:parent-style-name="Text_20_body">
      <style:text-properties fo:font-weight="bold" officeooo:rsid="00209bf9" officeooo:paragraph-rsid="002463f2" style:font-weight-asian="bold" style:font-weight-complex="bold"/>
    </style:style>
    <style:style style:name="P9" style:family="paragraph" style:parent-style-name="Text_20_body">
      <style:text-properties fo:font-weight="bold" officeooo:rsid="00209bf9" officeooo:paragraph-rsid="00180a85" style:font-weight-asian="bold" style:font-weight-complex="bold"/>
    </style:style>
    <style:style style:name="P10" style:family="paragraph" style:parent-style-name="Text_20_body">
      <style:text-properties fo:font-weight="bold" officeooo:rsid="00315c25" officeooo:paragraph-rsid="00315c25" style:font-weight-asian="bold" style:font-weight-complex="bold"/>
    </style:style>
    <style:style style:name="P11" style:family="paragraph" style:parent-style-name="Text_20_body">
      <style:text-properties fo:font-weight="bold" officeooo:rsid="002463f2" officeooo:paragraph-rsid="002463f2" style:font-weight-asian="bold" style:font-weight-complex="bold"/>
    </style:style>
    <style:style style:name="P12" style:family="paragraph" style:parent-style-name="Text_20_body">
      <style:text-properties fo:font-weight="bold" officeooo:rsid="00324be6" officeooo:paragraph-rsid="00324be6" style:font-weight-asian="bold" style:font-weight-complex="bold"/>
    </style:style>
    <style:style style:name="P13" style:family="paragraph" style:parent-style-name="Text_20_body">
      <style:text-properties fo:font-weight="bold" officeooo:rsid="00343467" officeooo:paragraph-rsid="00343467" style:font-weight-asian="bold" style:font-weight-complex="bold"/>
    </style:style>
    <style:style style:name="P14" style:family="paragraph" style:parent-style-name="Text_20_body">
      <style:text-properties fo:font-weight="bold" officeooo:rsid="0036dd21" officeooo:paragraph-rsid="0036dd21" style:font-weight-asian="bold" style:font-weight-complex="bold"/>
    </style:style>
    <style:style style:name="P15" style:family="paragraph" style:parent-style-name="Text_20_body">
      <style:text-properties fo:font-weight="bold" officeooo:rsid="003830e6" officeooo:paragraph-rsid="003830e6" style:font-weight-asian="bold" style:font-weight-complex="bold"/>
    </style:style>
    <style:style style:name="P16" style:family="paragraph" style:parent-style-name="Text_20_body">
      <style:text-properties fo:font-weight="bold" officeooo:rsid="003acbbc" officeooo:paragraph-rsid="003acbbc" style:font-weight-asian="bold" style:font-weight-complex="bold"/>
    </style:style>
    <style:style style:name="P17" style:family="paragraph" style:parent-style-name="Text_20_body">
      <style:text-properties fo:font-weight="bold" officeooo:rsid="001911d0" officeooo:paragraph-rsid="001911d0" style:font-weight-asian="bold" style:font-weight-complex="bold"/>
    </style:style>
    <style:style style:name="P18" style:family="paragraph" style:parent-style-name="Text_20_body">
      <style:text-properties fo:font-weight="bold" officeooo:rsid="003d028a" officeooo:paragraph-rsid="003d028a" style:font-weight-asian="bold" style:font-weight-complex="bold"/>
    </style:style>
    <style:style style:name="P19" style:family="paragraph" style:parent-style-name="Text_20_body">
      <style:text-properties fo:font-weight="normal" officeooo:rsid="00180a85" officeooo:paragraph-rsid="00180a85" style:font-weight-asian="normal" style:font-weight-complex="normal"/>
    </style:style>
    <style:style style:name="P20" style:family="paragraph" style:parent-style-name="Text_20_body">
      <style:text-properties fo:font-weight="normal" officeooo:rsid="00180a85" officeooo:paragraph-rsid="00315c25" style:font-weight-asian="normal" style:font-weight-complex="normal"/>
    </style:style>
    <style:style style:name="P21" style:family="paragraph" style:parent-style-name="Text_20_body">
      <style:text-properties fo:font-weight="normal" officeooo:rsid="00299982" officeooo:paragraph-rsid="00299982" style:font-weight-asian="normal" style:font-weight-complex="normal"/>
    </style:style>
    <style:style style:name="P22" style:family="paragraph" style:parent-style-name="Text_20_body">
      <style:text-properties fo:font-weight="normal" officeooo:rsid="00299982" officeooo:paragraph-rsid="003eccd1" style:font-weight-asian="normal" style:font-weight-complex="normal"/>
    </style:style>
    <style:style style:name="P23" style:family="paragraph" style:parent-style-name="Text_20_body">
      <style:text-properties fo:font-weight="normal" officeooo:rsid="002ae43e" officeooo:paragraph-rsid="002ae43e" style:font-weight-asian="normal" style:font-weight-complex="normal"/>
    </style:style>
    <style:style style:name="P24" style:family="paragraph" style:parent-style-name="Text_20_body">
      <style:text-properties fo:font-weight="normal" officeooo:rsid="002ae43e" officeooo:paragraph-rsid="002e24f5" style:font-weight-asian="normal" style:font-weight-complex="normal"/>
    </style:style>
    <style:style style:name="P25" style:family="paragraph" style:parent-style-name="Text_20_body">
      <style:text-properties fo:font-weight="normal" officeooo:rsid="002ae43e" officeooo:paragraph-rsid="0036dd21" style:font-weight-asian="normal" style:font-weight-complex="normal"/>
    </style:style>
    <style:style style:name="P26" style:family="paragraph" style:parent-style-name="Text_20_body">
      <style:text-properties fo:font-weight="normal" officeooo:rsid="002ae43e" officeooo:paragraph-rsid="003801dd" style:font-weight-asian="normal" style:font-weight-complex="normal"/>
    </style:style>
    <style:style style:name="P27" style:family="paragraph" style:parent-style-name="Text_20_body">
      <style:text-properties fo:font-weight="normal" officeooo:rsid="002ae43e" officeooo:paragraph-rsid="003830e6" style:font-weight-asian="normal" style:font-weight-complex="normal"/>
    </style:style>
    <style:style style:name="P28" style:family="paragraph" style:parent-style-name="Text_20_body">
      <style:text-properties fo:font-weight="normal" officeooo:rsid="002ae43e" officeooo:paragraph-rsid="003b8a8f" style:font-weight-asian="normal" style:font-weight-complex="normal"/>
    </style:style>
    <style:style style:name="P29" style:family="paragraph" style:parent-style-name="Text_20_body">
      <style:text-properties fo:font-weight="normal" officeooo:rsid="00315c25" officeooo:paragraph-rsid="00315c25" style:font-weight-asian="normal" style:font-weight-complex="normal"/>
    </style:style>
    <style:style style:name="P30" style:family="paragraph" style:parent-style-name="Text_20_body">
      <style:text-properties fo:font-weight="normal" officeooo:rsid="003acbbc" officeooo:paragraph-rsid="003acbbc" style:font-weight-asian="normal" style:font-weight-complex="normal"/>
    </style:style>
    <style:style style:name="P31" style:family="paragraph" style:parent-style-name="Text_20_body">
      <style:text-properties fo:font-weight="normal" officeooo:rsid="003d977f" officeooo:paragraph-rsid="003d977f" style:font-weight-asian="normal" style:font-weight-complex="normal"/>
    </style:style>
    <style:style style:name="P32" style:family="paragraph" style:parent-style-name="Text_20_body">
      <style:text-properties officeooo:paragraph-rsid="002b2a09"/>
    </style:style>
    <style:style style:name="P33" style:family="paragraph" style:parent-style-name="Text_20_body">
      <style:text-properties officeooo:paragraph-rsid="0034fcb2"/>
    </style:style>
    <style:style style:name="P34" style:family="paragraph" style:parent-style-name="Text_20_body">
      <style:text-properties fo:font-weight="bold" officeooo:rsid="003acbbc" officeooo:paragraph-rsid="003acbbc" style:font-weight-asian="bold" style:font-weight-complex="bold"/>
    </style:style>
    <style:style style:name="P35" style:family="paragraph" style:parent-style-name="Text_20_body">
      <style:text-properties fo:font-weight="bold" officeooo:rsid="0040e82c" officeooo:paragraph-rsid="0040e82c" style:font-weight-asian="bold" style:font-weight-complex="bold"/>
    </style:style>
    <style:style style:name="P36" style:family="paragraph" style:parent-style-name="Text_20_body">
      <style:text-properties fo:font-weight="bold" officeooo:rsid="00180a85" officeooo:paragraph-rsid="002b2a09" style:font-weight-asian="bold" style:font-weight-complex="bold"/>
    </style:style>
    <style:style style:name="P37" style:family="paragraph" style:parent-style-name="Text_20_body">
      <style:text-properties fo:font-weight="bold" officeooo:rsid="00180a85" officeooo:paragraph-rsid="0040e82c" style:font-weight-asian="bold" style:font-weight-complex="bold"/>
    </style:style>
    <style:style style:name="P38" style:family="paragraph" style:parent-style-name="Text_20_body">
      <style:text-properties fo:font-weight="bold" officeooo:rsid="00180a85" officeooo:paragraph-rsid="0042387d" style:font-weight-asian="bold" style:font-weight-complex="bold"/>
    </style:style>
    <style:style style:name="P39" style:family="paragraph" style:parent-style-name="Text_20_body">
      <style:text-properties fo:font-weight="bold" officeooo:rsid="00180a85" officeooo:paragraph-rsid="0042c87a" style:font-weight-asian="bold" style:font-weight-complex="bold"/>
    </style:style>
    <style:style style:name="P40" style:family="paragraph" style:parent-style-name="Text_20_body">
      <style:text-properties fo:font-weight="bold" officeooo:rsid="00180a85" officeooo:paragraph-rsid="00492a4c" style:font-weight-asian="bold" style:font-weight-complex="bold"/>
    </style:style>
    <style:style style:name="P41" style:family="paragraph" style:parent-style-name="Text_20_body">
      <style:text-properties fo:font-weight="bold" officeooo:rsid="0042387d" officeooo:paragraph-rsid="0042387d" style:font-weight-asian="bold" style:font-weight-complex="bold"/>
    </style:style>
    <style:style style:name="P42" style:family="paragraph" style:parent-style-name="Text_20_body">
      <style:text-properties fo:font-weight="normal" officeooo:rsid="00180a85" officeooo:paragraph-rsid="0040e82c" style:font-weight-asian="normal" style:font-weight-complex="normal"/>
    </style:style>
    <style:style style:name="P43" style:family="paragraph" style:parent-style-name="Text_20_body">
      <style:text-properties fo:font-weight="normal" officeooo:rsid="00180a85" officeooo:paragraph-rsid="00492a4c" style:font-weight-asian="normal" style:font-weight-complex="normal"/>
    </style:style>
    <style:style style:name="P44" style:family="paragraph" style:parent-style-name="Text_20_body">
      <style:text-properties fo:font-weight="normal" officeooo:rsid="0042387d" officeooo:paragraph-rsid="0042387d" style:font-weight-asian="normal" style:font-weight-complex="normal"/>
    </style:style>
    <style:style style:name="P45" style:family="paragraph" style:parent-style-name="Text_20_body">
      <style:text-properties fo:font-weight="normal" officeooo:rsid="00299982" officeooo:paragraph-rsid="0042387d" style:font-weight-asian="normal" style:font-weight-complex="normal"/>
    </style:style>
    <style:style style:name="P46" style:family="paragraph" style:parent-style-name="Text_20_body">
      <style:text-properties officeooo:paragraph-rsid="00315c25"/>
    </style:style>
    <style:style style:name="T1" style:family="text">
      <style:text-properties officeooo:rsid="00185a25"/>
    </style:style>
    <style:style style:name="T2" style:family="text">
      <style:text-properties officeooo:rsid="0018ca7e"/>
    </style:style>
    <style:style style:name="T3" style:family="text">
      <style:text-properties officeooo:rsid="0022649a"/>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normal" fo:font-weight="normal" officeooo:rsid="002463f2" style:font-style-asian="normal" style:font-weight-asian="normal" style:font-style-complex="normal" style:font-weight-complex="normal"/>
    </style:style>
    <style:style style:name="T6" style:family="text">
      <style:text-properties fo:font-style="normal" fo:font-weight="normal" officeooo:rsid="003f1f73" style:font-style-asian="normal" style:font-weight-asian="normal" style:font-style-complex="normal" style:font-weight-complex="normal"/>
    </style:style>
    <style:style style:name="T7" style:family="text">
      <style:text-properties fo:font-style="normal" fo:font-weight="normal" officeooo:rsid="0042387d" style:font-style-asian="normal" style:font-weight-asian="normal" style:font-style-complex="normal" style:font-weight-complex="normal"/>
    </style:style>
    <style:style style:name="T8" style:family="text">
      <style:text-properties fo:font-style="normal" fo:font-weight="normal" officeooo:rsid="0042c87a" style:font-style-asian="normal" style:font-weight-asian="normal" style:font-style-complex="normal" style:font-weight-complex="normal"/>
    </style:style>
    <style:style style:name="T9" style:family="text">
      <style:text-properties fo:font-style="normal" fo:font-weight="normal" officeooo:rsid="00439d58" style:font-style-asian="normal" style:font-weight-asian="normal" style:font-style-complex="normal" style:font-weight-complex="normal"/>
    </style:style>
    <style:style style:name="T10" style:family="text">
      <style:text-properties fo:font-style="normal" fo:font-weight="normal" officeooo:rsid="0044a588" style:font-style-asian="normal" style:font-weight-asian="normal" style:font-style-complex="normal" style:font-weight-complex="normal"/>
    </style:style>
    <style:style style:name="T11" style:family="text">
      <style:text-properties fo:font-style="normal" fo:font-weight="normal" officeooo:rsid="00454265" style:font-style-asian="normal" style:font-weight-asian="normal" style:font-style-complex="normal" style:font-weight-complex="normal"/>
    </style:style>
    <style:style style:name="T12" style:family="text">
      <style:text-properties fo:font-style="normal" fo:font-weight="normal" officeooo:rsid="0046a6ea" style:font-style-asian="normal" style:font-weight-asian="normal" style:font-style-complex="normal" style:font-weight-complex="normal"/>
    </style:style>
    <style:style style:name="T13" style:family="text">
      <style:text-properties fo:font-style="normal" fo:font-weight="normal" officeooo:rsid="0047dd50" style:font-style-asian="normal" style:font-weight-asian="normal" style:font-style-complex="normal" style:font-weight-complex="normal"/>
    </style:style>
    <style:style style:name="T14" style:family="text">
      <style:text-properties fo:font-style="normal" fo:font-weight="normal" officeooo:rsid="00492a4c" style:font-style-asian="normal" style:font-weight-asian="normal" style:font-style-complex="normal" style:font-weight-complex="normal"/>
    </style:style>
    <style:style style:name="T15" style:family="text">
      <style:text-properties fo:font-style="normal" fo:font-weight="normal" officeooo:rsid="004a3c7a" style:font-style-asian="normal" style:font-weight-asian="normal" style:font-style-complex="normal" style:font-weight-complex="normal"/>
    </style:style>
    <style:style style:name="T16" style:family="text">
      <style:text-properties fo:font-style="normal" officeooo:rsid="003eccd1" style:font-style-asian="normal" style:font-style-complex="normal"/>
    </style:style>
    <style:style style:name="T17" style:family="text">
      <style:text-properties fo:font-style="normal" officeooo:rsid="003d977f" style:font-style-asian="normal" style:font-style-complex="normal"/>
    </style:style>
    <style:style style:name="T18" style:family="text">
      <style:text-properties fo:font-style="normal" officeooo:rsid="0042387d" style:font-style-asian="normal" style:font-style-complex="normal"/>
    </style:style>
    <style:style style:name="T19" style:family="text">
      <style:text-properties fo:font-style="normal" officeooo:rsid="0044a588" style:font-style-asian="normal" style:font-style-complex="normal"/>
    </style:style>
    <style:style style:name="T20" style:family="text">
      <style:text-properties fo:font-style="normal" officeooo:rsid="0045166b" style:font-style-asian="normal" style:font-style-complex="normal"/>
    </style:style>
    <style:style style:name="T21" style:family="text">
      <style:text-properties fo:font-style="normal" officeooo:rsid="00454265" style:font-style-asian="normal" style:font-style-complex="normal"/>
    </style:style>
    <style:style style:name="T22" style:family="text">
      <style:text-properties fo:font-style="normal" officeooo:rsid="00492a4c" style:font-style-asian="normal" style:font-style-complex="normal"/>
    </style:style>
    <style:style style:name="T23" style:family="text">
      <style:text-properties fo:font-style="normal" fo:font-weight="bold" officeooo:rsid="00180a85" style:font-style-asian="normal" style:font-weight-asian="bold" style:font-style-complex="normal" style:font-weight-complex="bold"/>
    </style:style>
    <style:style style:name="T24" style:family="text">
      <style:text-properties officeooo:rsid="002b2a09"/>
    </style:style>
    <style:style style:name="T25" style:family="text">
      <style:text-properties officeooo:rsid="002c58e0"/>
    </style:style>
    <style:style style:name="T26" style:family="text">
      <style:text-properties officeooo:rsid="002c5a7d"/>
    </style:style>
    <style:style style:name="T27" style:family="text">
      <style:text-properties officeooo:rsid="002d09d1"/>
    </style:style>
    <style:style style:name="T28" style:family="text">
      <style:text-properties officeooo:rsid="002e24f5"/>
    </style:style>
    <style:style style:name="T29" style:family="text">
      <style:text-properties officeooo:rsid="002f6cc0"/>
    </style:style>
    <style:style style:name="T30" style:family="text">
      <style:text-properties officeooo:rsid="0030d31a"/>
    </style:style>
    <style:style style:name="T31" style:family="text">
      <style:text-properties officeooo:rsid="00315c25"/>
    </style:style>
    <style:style style:name="T32" style:family="text">
      <style:text-properties officeooo:rsid="00324be6"/>
    </style:style>
    <style:style style:name="T33" style:family="text">
      <style:text-properties fo:font-weight="normal" style:font-weight-asian="normal" style:font-weight-complex="normal"/>
    </style:style>
    <style:style style:name="T34" style:family="text">
      <style:text-properties fo:font-weight="normal" officeooo:rsid="002ae43e" style:font-weight-asian="normal" style:font-weight-complex="normal"/>
    </style:style>
    <style:style style:name="T35" style:family="text">
      <style:text-properties fo:font-weight="normal" officeooo:rsid="00315c25" style:font-weight-asian="normal" style:font-weight-complex="normal"/>
    </style:style>
    <style:style style:name="T36" style:family="text">
      <style:text-properties fo:font-weight="bold" officeooo:rsid="00315c25" style:font-weight-asian="bold" style:font-weight-complex="bold"/>
    </style:style>
    <style:style style:name="T37" style:family="text">
      <style:text-properties fo:font-weight="bold" officeooo:rsid="00343467" style:font-weight-asian="bold" style:font-weight-complex="bold"/>
    </style:style>
    <style:style style:name="T38" style:family="text">
      <style:text-properties fo:font-weight="bold" officeooo:rsid="0036dd21" style:font-weight-asian="bold" style:font-weight-complex="bold"/>
    </style:style>
    <style:style style:name="T39" style:family="text">
      <style:text-properties fo:font-weight="bold" officeooo:rsid="003830e6" style:font-weight-asian="bold" style:font-weight-complex="bold"/>
    </style:style>
    <style:style style:name="T40" style:family="text">
      <style:text-properties fo:font-weight="bold" officeooo:rsid="003acbbc" style:font-weight-asian="bold" style:font-weight-complex="bold"/>
    </style:style>
    <style:style style:name="T41" style:family="text">
      <style:text-properties fo:font-weight="bold" officeooo:rsid="003d028a" style:font-weight-asian="bold" style:font-weight-complex="bold"/>
    </style:style>
    <style:style style:name="T42" style:family="text">
      <style:text-properties officeooo:rsid="00343467"/>
    </style:style>
    <style:style style:name="T43" style:family="text">
      <style:text-properties officeooo:rsid="0036dd21"/>
    </style:style>
    <style:style style:name="T44" style:family="text">
      <style:text-properties officeooo:rsid="003801dd"/>
    </style:style>
    <style:style style:name="T45" style:family="text">
      <style:text-properties officeooo:rsid="003830e6"/>
    </style:style>
    <style:style style:name="T46" style:family="text">
      <style:text-properties officeooo:rsid="00180a85"/>
    </style:style>
    <style:style style:name="T47" style:family="text">
      <style:text-properties officeooo:rsid="003a6a40"/>
    </style:style>
    <style:style style:name="T48" style:family="text">
      <style:text-properties officeooo:rsid="003acbbc"/>
    </style:style>
    <style:style style:name="T49" style:family="text">
      <style:text-properties officeooo:rsid="003d977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Dys<text:span text:style-name="T2">j</text:span>unkc<text:span text:style-name="T2">y</text:span>jne pr<text:span text:style-name="T2">o</text:span>gramowanie logiczne dla rozwiązywania <text:s/>harmonogramowania obserwacji satelitarnych</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9"><text:soft-page-break/>— spis treści;</text:p>
      <text:p text:style-name="P19">— wstęp – objętość 2-3 strony (przedstawienie problemu pracy, motywów</text:p>
      <text:p text:style-name="P19">wyboru tematu, celu badań autora, prezentacja struktury pracy – po 2-3</text:p>
      <text:p text:style-name="P19">zdania o każdym rozdziale);</text:p>
      <text:p text:style-name="P19">— rozdziały:</text:p>
      <text:p text:style-name="P19">— rozdział I – teoretyczny (celem rozdziału jest ukazanie ogólnych ram</text:p>
      <text:p text:style-name="P19">teoretycznych problematyki pracy, tj. zdefiniowanie kluczowych pojęć,</text:p>
      <text:p text:style-name="P19">prezentacja głównych teorii i koncepcji), objętość 10–25 stron;</text:p>
      <text:p text:style-name="P19">— rozdział II – teoretyczny (celem rozdziału jest zaprezentowanie do-</text:p>
      <text:p text:style-name="P19">tychczasowego dorobku naukowego dotyczącego problemu pracy –</text:p>
      <text:p text:style-name="P19">rozdział II, podobnie jak I oparty jest o studia literaturowe), objętość</text:p>
      <text:p text:style-name="P19">10–25 stron;</text:p>
      <text:p text:style-name="P19">— rozdział III – empiryczny (charakterystyka miejsca badań autora –</text:p>
      <text:p text:style-name="P19">w przypadku problemu optymalizacyjnego np.: historia powstania,</text:p>
      <text:p text:style-name="P19">przedmiot analizy, struktura algorytmu, efektywnośc, porównanie z</text:p>
      <text:p text:style-name="P19">innymi algorytmami, wyniki działania), objętość 20–25 stron;</text:p>
      <text:p text:style-name="P19">— rozdział IV - empiryczny (wyniki badań własnych autora – w tym:</text:p>
      <text:p text:style-name="P19">omówienie metody badań empirycznych, prezentacja wyników badań,</text:p>
      <text:p text:style-name="P19">wnioski z badań), objętość 10–25 stron;</text:p>
      <text:p text:style-name="P19">— każdy rozdział powinien się składać z kilku (2–5) podrozdziałów;</text:p>
      <text:p text:style-name="P19">— zakończenie – objętość 1–3 strony (podsumowanie badań autora, propo-</text:p>
      <text:p text:style-name="P19">zycje dla następnych kontynuatorów – co usprawnić?);</text:p>
      <text:p text:style-name="P19">— bibliografia - nie mniej niż 20 źródeł;</text:p>
      <text:p text:style-name="P19">— spis tablic – numer, tytuł, strona;</text:p>
      <text:p text:style-name="P19">— spis rysunków (rysunki, wykresy, schematy, diagramy) – numer, tytuł,</text:p>
      <text:p text:style-name="P19">strona;</text:p>
      <text:p text:style-name="P19">— aneks – ewentualne załączniki.</text:p>
      <text:p text:style-name="P1"/>
      <text:p text:style-name="P1">1. Wstęp</text:p>
      <text:p text:style-name="P19">- <text:span text:style-name="T1">obserwacje satelitarne we współczesnym świecie</text:span></text:p>
      <text:p text:style-name="P19">- <text:span text:style-name="T1">przyszłość obserwacji satelitarnych</text:span></text:p>
      <text:p text:style-name="P19">- <text:span text:style-name="T1">zapotrzebowanie na czas pracy satelitów</text:span></text:p>
      <text:p text:style-name="P22"><text:soft-page-break/>Satelity stały się <text:span text:style-name="T45">kluczowym</text:span> narzędziem wykorzystywanym w codziennym życiu. <text:span text:style-name="T45">Ich zastosowanie jest niesamowicie szerokie, początkowo wykorzystywane</text:span> w celach militarnych, <text:span text:style-name="T45">szybko znalazły zastosowanie</text:span> <text:span text:style-name="T30">przy </text:span>prognozowaniu zjawisk naturalnych, <text:span text:style-name="T45">skorzystały z nich telewizje, urządzenia telekomunikacyjne i systemy nawigacyjne, a gromadzone dzięki nim dane są kluczowe</text:span> <text:span text:style-name="T30">przy </text:span>wszelkiego rodzaju bada<text:span text:style-name="T31">niach</text:span> naukowych.</text:p>
      <text:p text:style-name="P10">1.1. Zawartość pracy</text:p>
      <text:p text:style-name="P29">- wypunktowana zawartość pracy</text:p>
      <text:p text:style-name="P1">2. <text:span text:style-name="T31">Wprowadzenie</text:span></text:p>
      <text:p text:style-name="P42">- <text:span text:style-name="T32">orbita, kryteria klasyfikacji z przytoczeniem podziału orbit geocentrycznych ze względu na wysokość</text:span></text:p>
      <text:p text:style-name="P20">- <text:span text:style-name="T31">problem harmonogramowania</text:span></text:p>
      <text:p text:style-name="P20"/>
      <text:p text:style-name="P41">2.1. Obserwacje satelitarne</text:p>
      <text:p text:style-name="P45"><text:span text:style-name="T49">W życiu codziennym ludzie używają słowa „satelita” w odniesieniu do satelity sztucznego stworzonego przez człowieka</text:span><text:span text:style-name="Citation"><text:span text:style-name="T46">, </text:span></text:span><text:span text:style-name="Citation"><text:span text:style-name="T17">który służy do przesyłania sygnału </text:span></text:span><text:span text:style-name="Citation"><text:span text:style-name="T16">telewizyjnego lub</text:span></text:span><text:span text:style-name="Citation"><text:span text:style-name="T17"> nawigacyjnego GPS, robi zdjęcia </text:span></text:span><text:span text:style-name="Citation"><text:span text:style-name="T16">Ziemi i umożliwia komunikację telefoniczną.</text:span></text:span></text:p>
      <text:p text:style-name="P44"/>
      <text:p text:style-name="P38"><text:span text:style-name="Citation"><text:span text:style-name="T18">2.2. Złożoność problemów obliczeniowych</text:span></text:span></text:p>
      <text:p text:style-name="P39"><text:span text:style-name="Citation"><text:span text:style-name="T8">Problem, który można przedstawić do rozwiązania w formie zrozumiałej dla maszyny liczącej (np. komputera) zwany jest problemem obliczeniowym. </text:span></text:span><text:span text:style-name="Citation"><text:span text:style-name="T12">Problem obliczeniowy charakteryzuje się danymi wejściowymi o mniejszym lub większym rozmiarze oraz zdefiniowanym, przyjmowalnym rozwiązaniem tego problemu. </text:span></text:span><text:span text:style-name="Citation"><text:span text:style-name="T9">Problemy obliczeniowe występują w różnych rodzajach. Rozwiązanie niektórych z nich jest łatwe i szybkie, inne zaś wymagają dużej ilości czasu lu</text:span></text:span><text:span text:style-name="Citation"><text:span text:style-name="T10">b zasobów obliczeniowych (mocy obliczeniowej, pamięci). </text:span></text:span><text:span text:style-name="Citation"><text:span text:style-name="T12">Na przykład: m</text:span></text:span><text:span text:style-name="Citation"><text:span text:style-name="T11">ając listę elementów danego typu </text:span></text:span><text:span text:style-name="Citation"><text:span text:style-name="T12">(</text:span></text:span><text:span text:style-name="Citation"><text:span text:style-name="T13">np. </text:span></text:span><text:span text:style-name="Citation"><text:span text:style-name="T12">liczb</text:span></text:span><text:span text:style-name="Citation"><text:span text:style-name="T13">)</text:span></text:span><text:span text:style-name="Citation"><text:span text:style-name="T11">, znalezienie elementu o największej (lub najmniejszej) wartości jest problemem łatwym do rozwiązania. Wymaga to bowiem jedynie</text:span></text:span><text:span text:style-name="Citation"><text:span text:style-name="T10"> </text:span></text:span><text:span text:style-name="Citation"><text:span text:style-name="T11">przeanalizowania kolejnych elementów tej listy porównując jednocześnie z największą znalezioną </text:span></text:span><text:span text:style-name="Citation"><text:span text:style-name="T13">dotąd </text:span></text:span><text:span text:style-name="Citation"><text:span text:style-name="T11">wartością. </text:span></text:span><text:span text:style-name="Citation"><text:span text:style-name="T13">Innym przykładem problemu obliczeniowego może być problem wędrownego sprzedawcy, w którym występuje pewna liczba miast i określona odległość między tymi miastami. Problem polega na odnalezieniu najkrótszej drogi przy której sprzedawca rozpoczynając i kończąc wędrówkę w jednym z miast odwiedzi pozostałe z nich w czasie podróży. </text:span></text:span><text:span text:style-name="Citation"><text:span text:style-name="T14">Problem opisany w ten sposób wymaga przeanalizowania wszystkich kombinacji możliwych do obrania ścieżek, co stanowi dużą trudność, ponieważ już przy niewielkiej liczbie miast liczba tych kombinacji jest bardzo duża. </text:span></text:span><text:span text:style-name="Citation"><text:span text:style-name="T19">[itc]</text:span></text:span></text:p>
      <text:p text:style-name="P39"><text:span text:style-name="Citation"><text:span text:style-name="T21">Złożoność obliczeniowa </text:span></text:span><text:span text:style-name="Citation"><text:span text:style-name="T20">&lt;notatki&gt;</text:span></text:span></text:p>
      <text:p text:style-name="P37"><text:span text:style-name="Citation"><text:span text:style-name="T6"/></text:span></text:p>
      <text:p text:style-name="P40"><text:span text:style-name="Citation"><text:span text:style-name="T22">2.3. Problem harmonogramowania</text:span></text:span></text:p>
      <text:p text:style-name="P40"><text:span text:style-name="Citation"><text:span text:style-name="T14">Problem harmonogramowania w podejściu ogólnym polega na odnalezieniu takiego układu zdarzeń wykonywanych przez pewne obiekty w czasie, </text:span></text:span><text:span text:style-name="Citation"><text:span text:style-name="T15">ułożone</text:span></text:span><text:span text:style-name="Citation"><text:span text:style-name="T14"> w sposób, </text:span></text:span><text:span text:style-name="Citation"><text:span text:style-name="T15">który</text:span></text:span><text:span text:style-name="Citation"><text:span text:style-name="T14"> </text:span></text:span><text:span text:style-name="Citation"><text:span text:style-name="T15">zapewnia </text:span></text:span><text:span text:style-name="Citation"><text:span text:style-name="T14">spełni</text:span></text:span><text:span text:style-name="Citation"><text:span text:style-name="T15">enie </text:span></text:span><text:soft-page-break/><text:span text:style-name="Citation"><text:span text:style-name="T14">konkretn</text:span></text:span><text:span text:style-name="Citation"><text:span text:style-name="T15">ych</text:span></text:span><text:span text:style-name="Citation"><text:span text:style-name="T14">, ściśle zdefiniowan</text:span></text:span><text:span text:style-name="Citation"><text:span text:style-name="T15">ych</text:span></text:span><text:span text:style-name="Citation"><text:span text:style-name="T14"> założe</text:span></text:span><text:span text:style-name="Citation"><text:span text:style-name="T15">ń</text:span></text:span><text:span text:style-name="Citation"><text:span text:style-name="T14"> </text:span></text:span><text:span text:style-name="Citation"><text:span text:style-name="T15">lub ograniczeń. Przykładem może być ułożenie harmonogramu zajęć dla wszystkich grup studentów uczelni. </text:span></text:span></text:p>
      <text:p text:style-name="P37"><text:span text:style-name="Citation"><text:span text:style-name="T6"/></text:span></text:p>
      <text:p text:style-name="P37"><text:span text:style-name="Citation"><text:span text:style-name="T6">Problem harmonogramowania </text:span></text:span><text:span text:style-name="Citation"><text:span text:style-name="T7">obserwacji </text:span></text:span><text:span text:style-name="Citation"><text:span text:style-name="T6">satelit</text:span></text:span><text:span text:style-name="Citation"><text:span text:style-name="T7">arnych</text:span></text:span><text:span text:style-name="Citation"><text:span text:style-name="T6"> będzie więc polegał na przypisaniu zadań, które wymagają wykonania do dostępnych zasobów – czyli </text:span></text:span></text:p>
      <text:p text:style-name="P37"><text:span text:style-name="Citation"><text:span text:style-name="T23"/></text:span></text:p>
      <text:p text:style-name="P20"/>
      <text:p text:style-name="P46"/>
      <text:p text:style-name="P21"/>
      <text:p text:style-name="P21"/>
      <text:p text:style-name="P21"/>
      <text:p text:style-name="P21"/>
      <text:p text:style-name="P4"><text:span text:style-name="Citation"><text:span text:style-name="T3">problem harmonogramowania</text:span></text:span></text:p>
      <text:p text:style-name="P5"><text:span text:style-name="Citation"><text:span text:style-name="T25">&lt;tutaj przegląd klasyfikacja problemów&gt;</text:span></text:span></text:p>
      <text:p text:style-name="P6"><text:span text:style-name="Citation"><text:span text:style-name="T26">Introduction to theory of computation</text:span></text:span></text:p>
      <text:p text:style-name="P4"><text:span text:style-name="Citation"><text:span text:style-name="T4">However, there are many constraints that need to be satisfied in order to create feasible schedules. The demands can be specified in various ways, different legal requirements need to be respected and employee satisfaction has to be taken into account. Therefore, automated solutions are mandatory to stay competitive. However, even then it is often hard to provide good solutions in reasonable time as many of the problems are NP-hard.</text:span></text:span></text:p>
      <text:p text:style-name="P4"><text:span text:style-name="Citation"><text:span text:style-name="T4">While not each problem will require the whole set of available restrictions, it is cumbersome to develop a new specification format and corresponding solver for each problem. Often these can not be well applied to similar problems differing in some requirements. On the other hand it is a challenging task to provide a general formulation and solution methods that can solve large integrated problems, as even several sub-problems on their own are known to be NP-hard.</text:span></text:span></text:p>
      <text:p text:style-name="P4"><text:span text:style-name="Citation"><text:span text:style-name="T4"/></text:span></text:p>
      <text:p text:style-name="P43">Model dla problemu łączenia zadań z satelitami powinien zawierać:<text:line-break/>- podstawową wersje problemu (zbiór zadań, zbiór satelitów oraz okna czasowe),<text:line-break/>- skończoną pamięć satelitów,<text:line-break/>- stacje naziemne,<text:line-break/>- skończoną energię satelitów,<text:line-break/>- zadania awaryjne,<text:line-break/>- stacje kontrolne.</text:p>
      <text:p text:style-name="P40"><text:span text:style-name="Citation"><text:span text:style-name="T4">Dane uzyskujemy na podstawie symulacji i założonych ograniczeń.</text:span></text:span></text:p>
      <text:p text:style-name="P4"><text:span text:style-name="Citation"><text:span text:style-name="T4"/></text:span></text:p>
      <text:p text:style-name="P23">W pracy przyjęto następ<text:span text:style-name="T27">u</text:span>jące definicje kluczowych pojęć:</text:p>
      <text:p text:style-name="P32"><text:soft-page-break/><text:span text:style-name="T34">- harmonogramowanie – </text:span><text:span text:style-name="T36">[sjp]</text:span><text:span text:style-name="T35"> planowanie prac poprzez przydzielanie zasobów pracy i narzędzi do zadań oraz ustalenie rozkładu tych zadań w czasie</text:span></text:p>
      <text:p text:style-name="P33">- orbita <text:span text:style-name="T37">[brt]</text:span><text:span text:style-name="T42"> – droga obiektu krążącego wokół przyciągającej go masy w przestrzeni, na przykład planety krążącej wokół Słońca lub satelity wokół planety</text:span></text:p>
      <text:p text:style-name="P25">- satelita <text:span text:style-name="T29">obserwacyjny </text:span><text:span text:style-name="T38">[awsswmt]</text:span><text:span text:style-name="T43"> – urządzenie umieszczone na orbicie Ziemi, którego zadaniem jest detekcja i pozyskanie danych dotyczących określonych obszarów na powierzchni planety zgodnie z ciągłymi potrzebami, a także dostarczenie tych danych do stacji naziemnej.</text:span></text:p>
      <text:p text:style-name="P23">- zadanie obserwacyjne <text:span text:style-name="T28">(i priorytet zadania) – czynność wykonywana przez satelitę obserwacyjego znajdującego się na orbicie polegająca na zgromadzeniu wymaganych danych dotyczących obszaru na powierzchni planety. Każde zadanie ma określony koszt czasowy i zużywa określoną ilość pamięci komputera satelity</text:span></text:p>
      <text:p text:style-name="P24">- <text:span text:style-name="T28">awaryjne zadanie obserwacyjne – szczególny typ zadania obserwacyjnego, który wymaga jego jak najszybszego wykonania</text:span></text:p>
      <text:p text:style-name="P23">- okno czasowe – <text:span text:style-name="T47">przedział czasu (koszt) potrzebny na wykonanie danego zadania obserwacyjnego lub komunikację z daną stacją</text:span></text:p>
      <text:p text:style-name="P27">- <text:span text:style-name="T44">stacja TTC&amp;M (ang. tracking, telemetry, command and monitoring) – </text:span><text:span text:style-name="T39">[scse] </text:span><text:span text:style-name="T47">umożliwia wszelką komunikację z satelitą w celu wymiany danych, jej zarządzania, kontroli i sterowania</text:span></text:p>
      <text:p text:style-name="P23">- <text:span text:style-name="T28">stacja kontrolna - rodzaj stacji TTC&amp;M, którego zadaniem jest przesyłanie danych dotyczących zarządzania satelitami</text:span></text:p>
      <text:p text:style-name="P26">- <text:span text:style-name="T28">stacja naziemna - rodzaj stacji TTC&amp;M, którego zadaniem jest odbiór danych zgromadzonych w pamięci komputera satelit</text:span></text:p>
      <text:p text:style-name="P24">- model DPL – <text:span text:style-name="T48">(encoding) </text:span><text:span text:style-name="T40">[cg]</text:span><text:span text:style-name="T48"> – uogólniony, deklaratywny opis rozwiązania danego problemu, zapisana w formie faktów i reguł, niezależna od konkretnej postaci (instancji) problemu. #TODO rozpisać w innym rozdziale na temat ASP</text:span></text:p>
      <text:p text:style-name="P28">- <text:span text:style-name="T24">instancja problemu – konkretna, rzeczywista postać danego problemu pozwalająca na analizę w celu znalezienia rozwiązania </text:span><text:span text:style-name="T41">[cg]</text:span></text:p>
      <text:p text:style-name="P24"/>
      <text:p text:style-name="P18">2.2. Answer Set Programming</text:p>
      <text:p text:style-name="P16">ASP<text:span text:style-name="T33"> – (Answer Set Programming) – …</text:span></text:p>
      <text:p text:style-name="P30">system rozwiązywania problemów stosujący deklaratywne podejście w opracowywaniu sposobu rozwiązania. </text:p>
      <text:p text:style-name="P17"/>
      <text:p text:style-name="P17">Model DLP (ASP) wraz z analizą na podstawie problemu</text:p>
      <text:p text:style-name="P1">Format pliku instancji problemu</text:p>
      <text:p text:style-name="P9"/>
      <text:p text:style-name="P19"/>
      <text:p text:style-name="P31"><text:span text:style-name="Citation"><text:span text:style-name="T16"/></text:span></text:p>
      <text:p text:style-name="P1"><text:soft-page-break/><text:span text:style-name="Citation"/></text:p>
      <text:p text:style-name="P2"><text:span text:style-name="Citation"><text:span text:style-name="T4"/></text:span></text:p>
      <text:p text:style-name="P2"><text:span text:style-name="Citation"><text:span text:style-name="T4"/></text:span></text:p>
      <text:p text:style-name="P2"><text:span text:style-name="Citation"><text:span text:style-name="T4"/></text:span></text:p>
      <text:p text:style-name="P2"><text:span text:style-name="Citation"><text:span text:style-name="T4"/></text:span></text:p>
      <text:p text:style-name="P3"><text:span text:style-name="Citation"><text:span text:style-name="T5">BIBLIOGRAFIA</text:span></text:span></text:p>
      <text:p text:style-name="P7"><text:a xlink:type="simple" xlink:href="http://www.ucsusa.org/nuclear-weapons/space-weapons/satellite-database" text:style-name="Internet_20_link" text:visited-style-name="Visited_20_Internet_20_Link"><text:span text:style-name="Citation"><text:span text:style-name="T46">"UCS Satellite Database"</text:span></text:span></text:a><text:span text:style-name="Citation"><text:span text:style-name="T46">. Union of Concerned Scientists. 10 August 2018. Retrieved 27 September 2018. - </text:span></text:span><text:span text:style-name="Citation">plik excel</text:span></text:p>
      <text:p text:style-name="P8"><text:a xlink:type="simple" xlink:href="https://www.nasa.gov/audience/forstudents/5-8/features/nasa-knows/what-is-a-satellite-58.html" text:style-name="Internet_20_link" text:visited-style-name="Visited_20_Internet_20_Link">https://www.nasa.gov/audience/forstudents/5-8/features/nasa-knows/what-is-a-satellite-58.html</text:a></text:p>
      <text:p text:style-name="P8"><text:a xlink:type="simple" xlink:href="https://www.ucsusa.org/resources/satellite-database" text:style-name="Internet_20_link" text:visited-style-name="Visited_20_Internet_20_Link">https://www.ucsusa.org/resources/satellite-database</text:a></text:p>
      <text:p text:style-name="P11">Programista 3/2018 (70) 285358</text:p>
      <text:p text:style-name="P12">[sjp] – Słownik języka polskiego <text:a xlink:type="simple" xlink:href="https://sjp.pl/harmonogramowanie" text:style-name="Internet_20_link" text:visited-style-name="Visited_20_Internet_20_Link">https://sjp.pl/harmonogramowanie</text:a></text:p>
      <text:p text:style-name="P13">[brt] - encyklopedia britanica <text:a xlink:type="simple" xlink:href="https://www.britannica.com/science/orbit-astronomy" text:style-name="Internet_20_link" text:visited-style-name="Visited_20_Internet_20_Link">https://www.britannica.com/science/orbit-astronomy</text:a></text:p>
      <text:p text:style-name="P14">[awsswmt] - Autonomiczny wieloczujnikowy system satelitarny na wieloagentowym modelu tablicowym</text:p>
      <text:p text:style-name="P15">[scse] - Satellite Communications Systems Engineering Atmospheric Effects, Satellite Link Designand System Performance</text:p>
      <text:p text:style-name="P16">[cg] Clingo guide – potassco</text:p>
      <text:p text:style-name="P35">[itc] Introduction to the theory of comput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Citation"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10T21:21:59.076498196</meta:creation-date>
    <dc:date>2020-08-29T15:46:51.569259405</dc:date>
    <meta:editing-duration>PT6H32M59S</meta:editing-duration>
    <meta:editing-cycles>17</meta:editing-cycles>
    <meta:generator>LibreOffice/6.0.7.3$Linux_X86_64 LibreOffice_project/00m0$Build-3</meta:generator>
    <meta:document-statistic meta:table-count="0" meta:image-count="0" meta:object-count="0" meta:page-count="6" meta:paragraph-count="81" meta:word-count="1108" meta:character-count="8665" meta:non-whitespace-character-count="7599"/>
  </office:meta>
</office:document-meta>
</file>